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3527" officeooo:paragraph-rsid="00063527"/>
    </style:style>
    <style:style style:name="P2" style:family="paragraph" style:parent-style-name="Text_20_body">
      <style:text-properties officeooo:rsid="0006dc1a" officeooo:paragraph-rsid="0006dc1a"/>
    </style:style>
    <style:style style:name="P3" style:family="paragraph" style:parent-style-name="Text_20_body">
      <style:paragraph-properties fo:break-before="page"/>
      <style:text-properties officeooo:rsid="0006dc1a" officeooo:paragraph-rsid="0006dc1a"/>
    </style:style>
    <style:style style:name="P4" style:family="paragraph" style:parent-style-name="Text_20_body">
      <style:text-properties fo:font-style="italic" officeooo:rsid="0006dc1a" officeooo:paragraph-rsid="0006dc1a" style:font-style-asian="italic" style:font-style-complex="italic"/>
    </style:style>
    <style:style style:name="P5" style:family="paragraph" style:parent-style-name="Text_20_body">
      <style:text-properties officeooo:rsid="00085f8f" officeooo:paragraph-rsid="00085f8f"/>
    </style:style>
    <style:style style:name="P6" style:family="paragraph" style:parent-style-name="Text_20_body">
      <style:text-properties officeooo:rsid="000a409b" officeooo:paragraph-rsid="000a409b"/>
    </style:style>
    <style:style style:name="P7" style:family="paragraph" style:parent-style-name="Text_20_body">
      <style:text-properties officeooo:rsid="000b8741" officeooo:paragraph-rsid="000b8741"/>
    </style:style>
    <style:style style:name="P8" style:family="paragraph" style:parent-style-name="Text_20_body">
      <style:text-properties officeooo:rsid="000d0b15" officeooo:paragraph-rsid="000d0b15"/>
    </style:style>
    <style:style style:name="P9" style:family="paragraph" style:parent-style-name="Text_20_body">
      <style:text-properties officeooo:rsid="000eb483" officeooo:paragraph-rsid="000eb483"/>
    </style:style>
    <style:style style:name="P10" style:family="paragraph" style:parent-style-name="Text_20_body">
      <style:text-properties fo:font-weight="bold" officeooo:rsid="00063527" officeooo:paragraph-rsid="00063527" style:font-weight-asian="bold" style:font-weight-complex="bold"/>
    </style:style>
    <style:style style:name="P11" style:family="paragraph" style:parent-style-name="Text_20_body">
      <style:text-properties officeooo:rsid="000f092b" officeooo:paragraph-rsid="000f092b"/>
    </style:style>
    <style:style style:name="P12" style:family="paragraph" style:parent-style-name="Text_20_body">
      <style:text-properties officeooo:rsid="0012d263" officeooo:paragraph-rsid="0012d263"/>
    </style:style>
    <style:style style:name="P13" style:family="paragraph" style:parent-style-name="Text_20_body">
      <style:text-properties officeooo:rsid="0014c591" officeooo:paragraph-rsid="0014c591"/>
    </style:style>
    <style:style style:name="P14" style:family="paragraph" style:parent-style-name="Text_20_body">
      <style:text-properties officeooo:rsid="0015e677" officeooo:paragraph-rsid="0015e677"/>
    </style:style>
    <style:style style:name="P15" style:family="paragraph" style:parent-style-name="Text_20_body">
      <style:text-properties officeooo:rsid="00179a64" officeooo:paragraph-rsid="00179a64"/>
    </style:style>
    <style:style style:name="P16" style:family="paragraph" style:parent-style-name="Text_20_body">
      <style:text-properties officeooo:rsid="001d7c35" officeooo:paragraph-rsid="001d7c35"/>
    </style:style>
    <style:style style:name="P17" style:family="paragraph" style:parent-style-name="Text_20_body">
      <style:text-properties officeooo:rsid="001ea43e" officeooo:paragraph-rsid="001ea43e"/>
    </style:style>
    <style:style style:name="P18" style:family="paragraph" style:parent-style-name="Text_20_body">
      <style:text-properties officeooo:rsid="001f1edb" officeooo:paragraph-rsid="001f1edb"/>
    </style:style>
    <style:style style:name="P19" style:family="paragraph" style:parent-style-name="Text_20_body">
      <style:text-properties officeooo:rsid="0020dede" officeooo:paragraph-rsid="0020dede"/>
    </style:style>
    <style:style style:name="P20" style:family="paragraph" style:parent-style-name="Text_20_body">
      <style:text-properties officeooo:rsid="00227618" officeooo:paragraph-rsid="00227618"/>
    </style:style>
    <style:style style:name="P21" style:family="paragraph" style:parent-style-name="Text_20_body">
      <style:text-properties officeooo:rsid="00290dc9" officeooo:paragraph-rsid="00290dc9"/>
    </style:style>
    <style:style style:name="P22" style:family="paragraph" style:parent-style-name="Text_20_body">
      <style:text-properties officeooo:rsid="002f5b43" officeooo:paragraph-rsid="002f5b43"/>
    </style:style>
    <style:style style:name="P23" style:family="paragraph" style:parent-style-name="Text_20_body">
      <style:text-properties officeooo:rsid="002f649f" officeooo:paragraph-rsid="002f649f"/>
    </style:style>
    <style:style style:name="P24" style:family="paragraph" style:parent-style-name="Text_20_body">
      <style:text-properties officeooo:rsid="00324c98" officeooo:paragraph-rsid="00324c98"/>
    </style:style>
    <style:style style:name="P25" style:family="paragraph" style:parent-style-name="Text_20_body">
      <style:text-properties officeooo:rsid="0034d48a" officeooo:paragraph-rsid="0034d48a"/>
    </style:style>
    <style:style style:name="P26" style:family="paragraph" style:parent-style-name="Heading_20_1">
      <style:text-properties officeooo:rsid="0045baa1" officeooo:paragraph-rsid="0045baa1"/>
    </style:style>
    <style:style style:name="P27" style:family="paragraph" style:parent-style-name="Text_20_body" style:list-style-name="L1">
      <style:text-properties officeooo:rsid="00063527" officeooo:paragraph-rsid="00063527"/>
    </style:style>
    <style:style style:name="P28" style:family="paragraph" style:parent-style-name="Text_20_body" style:list-style-name="L2">
      <style:text-properties officeooo:rsid="00063527" officeooo:paragraph-rsid="00063527"/>
    </style:style>
    <style:style style:name="P29" style:family="paragraph" style:parent-style-name="Text_20_body" style:list-style-name="L3">
      <style:text-properties officeooo:rsid="000d0b15" officeooo:paragraph-rsid="000d0b15"/>
    </style:style>
    <style:style style:name="P30" style:family="paragraph" style:parent-style-name="Text_20_body" style:list-style-name="L4">
      <style:text-properties officeooo:rsid="000eb483" officeooo:paragraph-rsid="000eb483"/>
    </style:style>
    <style:style style:name="P31" style:family="paragraph" style:parent-style-name="Text_20_body">
      <style:text-properties officeooo:rsid="003c427d" officeooo:paragraph-rsid="003c427d"/>
    </style:style>
    <style:style style:name="P32" style:family="paragraph" style:parent-style-name="Text_20_body">
      <style:text-properties officeooo:rsid="003d514f" officeooo:paragraph-rsid="003d514f"/>
    </style:style>
    <style:style style:name="P33" style:family="paragraph" style:parent-style-name="Text_20_body">
      <style:text-properties officeooo:rsid="003e8657" officeooo:paragraph-rsid="003e8657"/>
    </style:style>
    <style:style style:name="P34" style:family="paragraph" style:parent-style-name="Text_20_body">
      <style:text-properties officeooo:rsid="00439d33" officeooo:paragraph-rsid="00439d33"/>
    </style:style>
    <style:style style:name="P35" style:family="paragraph" style:parent-style-name="Text_20_body">
      <style:text-properties fo:font-weight="bold" officeooo:rsid="0045912a" officeooo:paragraph-rsid="0045912a" style:font-weight-asian="bold" style:font-weight-complex="bold"/>
    </style:style>
    <style:style style:name="P36" style:family="paragraph" style:parent-style-name="Text_20_body">
      <style:text-properties officeooo:rsid="0045baa1" officeooo:paragraph-rsid="0045baa1"/>
    </style:style>
    <style:style style:name="P37" style:family="paragraph" style:parent-style-name="Text_20_body">
      <style:text-properties officeooo:rsid="0046e8e8" officeooo:paragraph-rsid="0046e8e8"/>
    </style:style>
    <style:style style:name="P38" style:family="paragraph" style:parent-style-name="Text_20_body">
      <style:text-properties officeooo:rsid="004980a7" officeooo:paragraph-rsid="004980a7"/>
    </style:style>
    <style:style style:name="T1" style:family="text">
      <style:text-properties fo:font-weight="bold" style:font-weight-asian="bold" style:font-weight-complex="bold"/>
    </style:style>
    <style:style style:name="T2" style:family="text">
      <style:text-properties style:font-name="Liberation Sans1"/>
    </style:style>
    <style:style style:name="T3" style:family="text">
      <style:text-properties style:font-name="Liberation Sans1" officeooo:rsid="00208bb7"/>
    </style:style>
    <style:style style:name="T4" style:family="text">
      <style:text-properties style:font-name="Liberation Sans1" officeooo:rsid="002af90b"/>
    </style:style>
    <style:style style:name="T5" style:family="text">
      <style:text-properties style:font-name="Liberation Sans1" officeooo:rsid="004ac2f2"/>
    </style:style>
    <style:style style:name="T6" style:family="text">
      <style:text-properties officeooo:rsid="00101d96"/>
    </style:style>
    <style:style style:name="T7" style:family="text">
      <style:text-properties officeooo:rsid="0018dc4b"/>
    </style:style>
    <style:style style:name="T8" style:family="text">
      <style:text-properties officeooo:rsid="001c27d4"/>
    </style:style>
    <style:style style:name="T9" style:family="text">
      <style:text-properties officeooo:rsid="0020f140"/>
    </style:style>
    <style:style style:name="T10" style:family="text">
      <style:text-properties officeooo:rsid="002590a6"/>
    </style:style>
    <style:style style:name="T11" style:family="text">
      <style:text-properties officeooo:rsid="00260672"/>
    </style:style>
    <style:style style:name="T12" style:family="text">
      <style:text-properties officeooo:rsid="002af90b"/>
    </style:style>
    <style:style style:name="T13" style:family="text">
      <style:text-properties officeooo:rsid="0030781b"/>
    </style:style>
    <style:style style:name="T14" style:family="text">
      <style:text-properties officeooo:rsid="003390b4"/>
    </style:style>
    <style:style style:name="T15" style:family="text">
      <style:text-properties officeooo:rsid="003ef8d3"/>
    </style:style>
    <style:style style:name="T16" style:family="text">
      <style:text-properties officeooo:rsid="0040565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munication non verbale</text:p>
      <text:p text:style-name="Standard"/>
      <text:h text:style-name="Heading_20_1" text:outline-level="1">Définition</text:h>
      <text:h text:style-name="Heading_20_2" text:outline-level="2">Introduction</text:h>
      <text:p text:style-name="P1">La communication orale peut prendre 2 formes :</text:p>
      <text:list xml:id="list3054004313" text:style-name="L1">
        <text:list-item>
          <text:p text:style-name="P27">la communication <text:span text:style-name="T1">verbale</text:span> qui concerne les mots</text:p>
        </text:list-item>
        <text:list-item>
          <text:p text:style-name="P27">et la communication <text:span text:style-name="T1">non verbale</text:span></text:p>
        </text:list-item>
      </text:list>
      <text:p text:style-name="P10"/>
      <text:p text:style-name="P1">Quels sont les 7 ou 8 éléments que recouvre la communication non verbale ?</text:p>
      <text:list xml:id="list21989773" text:style-name="L2">
        <text:list-item>
          <text:p text:style-name="P28">Expressions faciales</text:p>
        </text:list-item>
        <text:list-item>
          <text:p text:style-name="P28">Gestes</text:p>
        </text:list-item>
        <text:list-item>
          <text:p text:style-name="P28">Regard</text:p>
        </text:list-item>
        <text:list-item>
          <text:p text:style-name="P28">v<text:span text:style-name="T2">êtements, coiffure, tatouages, accessoires…</text:span></text:p>
        </text:list-item>
        <text:list-item>
          <text:p text:style-name="P28">posture</text:p>
        </text:list-item>
        <text:list-item>
          <text:p text:style-name="P28">positionnement : dans l’espace, par rapport aux autres</text:p>
        </text:list-item>
      </text:list>
      <text:p text:style-name="P1">Paraverbal → intonation, volume, débit, articulation</text:p>
      <text:p text:style-name="P1">Silence</text:p>
      <text:p text:style-name="P1"/>
      <text:p text:style-name="P4">Etude : mère attire enfant par la parole, et le repousse par le geste.</text:p>
      <text:p text:style-name="P2">→ Quand il y a une contradiction entre le langage verbal et le langage non verbal, que fait-il croire, les mots ou les gestes ? Pour quelles raisons ?</text:p>
      <text:p text:style-name="P2">Les gestes sont faits inconsciemments, donc ne peux pas mentir.</text:p>
      <text:p text:style-name="P2"/>
      <text:h text:style-name="Heading_20_1" text:outline-level="1">Définition</text:h>
      <text:h text:style-name="Heading_20_2" text:outline-level="2">Kinésique</text:h>
      <text:p text:style-name="P2">Kinésique concerne tout ce qui est étude des gestes, des mouvements du corps.</text:p>
      <text:p text:style-name="P2"/>
      <text:p text:style-name="P3">Il est impossible de décrire complètement (donc de décrypter) la communication kinésique de personnes communiquant entre elles. Pour quelles raisons ?</text:p>
      <text:p text:style-name="P2">Il y a beaucoup trop d’informations, beaucoup trop de gestes.</text:p>
      <text:p text:style-name="P5">Selon le contexte, tel signe peut avoir tel ou tel sens.</text:p>
      <text:h text:style-name="Heading_20_2" text:outline-level="2">Proxémie</text:h>
      <text:p text:style-name="P5">Proxémie est l’étude de la distance entre les gens.</text:p>
      <text:p text:style-name="P5">Pourquoi une personne s’installant dans une salle de cinéma ne s’assied pas à c<text:span text:style-name="T2">ôté de gens inconnus ?</text:span></text:p>
      <text:p text:style-name="P5">Car on n’aime pas quand quelqu’un rentre dans notre espace vital.</text:p>
      <text:p text:style-name="P6">Selon les cultures, on est plus ou moins proche de l’autre.</text:p>
      <text:p text:style-name="P7">Si trop proche → oppressant</text:p>
      <text:p text:style-name="P7">Si trop loin → froid</text:p>
      <text:h text:style-name="Heading_20_2" text:outline-level="2">Habillement</text:h>
      <text:p text:style-name="P8">2 éléments sur lesquels l’habillement d’une personne donne des informations concernant celle-ci :</text:p>
      <text:list xml:id="list1048297001" text:style-name="L3">
        <text:list-item>
          <text:p text:style-name="P29">Appartenance culturelle</text:p>
        </text:list-item>
        <text:list-item>
          <text:p text:style-name="P29">Milieu social</text:p>
        </text:list-item>
        <text:list-item>
          <text:p text:style-name="P29">Go<text:span text:style-name="T2">ûts et personnalité</text:span></text:p>
        </text:list-item>
      </text:list>
      <text:h text:style-name="Heading_20_2" text:outline-level="2">Silence</text:h>
      <text:p text:style-name="P9">On parle souvent de silence éloquent. Quelles peuvent <text:span text:style-name="T2">être les significations du silence dans une discussion ?</text:span></text:p>
      <text:list xml:id="list648106887" text:style-name="L4">
        <text:list-item>
          <text:p text:style-name="P30">Mépris</text:p>
        </text:list-item>
        <text:list-item>
          <text:p text:style-name="P30">Timidité</text:p>
        </text:list-item>
        <text:list-item>
          <text:p text:style-name="P30">Colère</text:p>
        </text:list-item>
        <text:list-item>
          <text:p text:style-name="P30">G<text:span text:style-name="T2">êne</text:span></text:p>
        </text:list-item>
        <text:list-item>
          <text:p text:style-name="P30">Tristesse</text:p>
        </text:list-item>
        <text:list-item>
          <text:p text:style-name="P30">Ignorance</text:p>
        </text:list-item>
        <text:list-item>
          <text:p text:style-name="P30">Hésitation</text:p>
        </text:list-item>
        <text:list-item>
          <text:p text:style-name="P30">Écoute</text:p>
        </text:list-item>
        <text:list-item>
          <text:p text:style-name="P30">Réflexion</text:p>
        </text:list-item>
        <text:list-item>
          <text:p text:style-name="P30">Connivence</text:p>
        </text:list-item>
        <text:list-item>
          <text:p text:style-name="P30"><text:soft-page-break/>Respect</text:p>
        </text:list-item>
      </text:list>
      <text:p text:style-name="P9">Que peut-on en déduire quant à l’interprétation du silence de quelqu’un ?</text:p>
      <text:p text:style-name="P11">Il faut <text:span text:style-name="T6">faire attention au</text:span> contexte.</text:p>
      <text:h text:style-name="Heading_20_2" text:outline-level="2">Comportement tactile</text:h>
      <text:p text:style-name="P12">Le toucher a une fonction sociale importante.</text:p>
      <text:p text:style-name="P12">Traduit la proximité avec quelqu’un. Ça dépend des cultures.</text:p>
      <text:p text:style-name="P12">Nécessite une certaine connaissance de l’autre pour ce comportement.</text:p>
      <text:p text:style-name="P12">Toucher = signe de hiérarchie (le plus haut placé touche le moins placé).</text:p>
      <text:p text:style-name="P12">R<text:span text:style-name="T2">ôle de soutien/d’empathie.</text:span></text:p>
      <text:h text:style-name="Heading_20_2" text:outline-level="2">Trois axes de communication non verbale</text:h>
      <text:p text:style-name="P13">Quand on regarde quelqu’un, ce peut <text:span text:style-name="T2">être dans une attitude soit d’appel, soit de défense, soit de complicité.</text:span></text:p>
      <text:p text:style-name="P13">Comment pourriez-vous définir chacune de ces 3 attitudes (3 exemples) ?</text:p>
      <text:p text:style-name="P13">Appel : regard insistant</text:p>
      <text:p text:style-name="P13">Défense : fixer quelqu’un, froncer les sourcils</text:p>
      <text:p text:style-name="P13">Complice : regard du coin de l’œil, clin d’œil</text:p>
      <text:p text:style-name="P14">Ces trois axes se retrouvent dans les autres médiums (expressions faciales, les gestes, les silences, etc.).</text:p>
      <text:h text:style-name="Heading_20_1" text:outline-level="1">Importance relative de la CNV et du paraverbal</text:h>
      <text:h text:style-name="Heading_20_2" text:outline-level="2">Importance</text:h>
      <text:h text:style-name="Heading_20_3" text:outline-level="3">Dans la communication en général</text:h>
      <text:p text:style-name="P15">Il faut 5 à 10 secondes pour se faire une impression fausse ou exacte concernant la personnalité de quelqu’un qu’on vient de découvrir.</text:p>
      <text:p text:style-name="P15">55% de messages non verbaux <text:span text:style-name="T7">(</text:span><text:span text:style-name="T8">puis </text:span>38 % paraverbal <text:span text:style-name="T8">et le reste des mots</text:span><text:span text:style-name="T7">)</text:span> transmis à notre entourage lors d’une discussion où domine la communication de sentiments et d’états d’esprit.</text:p>
      <text:h text:style-name="Heading_20_3" text:outline-level="3">Professionnellement</text:h>
      <text:p text:style-name="P16">En plus de l’écoute, la principale qualité des meilleurs communicants est la transmission. Il sait transmettre ses émotions, ses motivations, etc. (par le paraverbal et le non verbal en plus du verbal).</text:p>
      <text:p text:style-name="P17"><text:soft-page-break/>Si on est dans une réunion avec plusieurs interlocuteurs et qu’on regarde davantage quelqu’un, il va penser qu’on trouve qu’il est pertinent, qu’il est plus important. Et donc se sent investit dans son travail.</text:p>
      <text:p text:style-name="P17"/>
      <text:p text:style-name="P18">Entretien d’embauche : persuader gr<text:span text:style-name="T2">âce à une bonne communication non verbale et paraverbale.</text:span></text:p>
      <text:p text:style-name="P18">2 personnes candidates ayant le m<text:span text:style-name="T2">ême profil et un discours efficace pour même poste.</text:span></text:p>
      <text:p text:style-name="P18">Celui qui va <text:span text:style-name="T2">être pris = le plus dynamique, sachant le transmettre. </text:span><text:span text:style-name="T3">Bonne gestuelle, posture, regard, montrer qu’il est investi.</text:span></text:p>
      <text:p text:style-name="P19"><text:span text:style-name="T3">L</text:span><text:span text:style-name="T2">a poignée de main doit être ferme et modérément forte.</text:span></text:p>
      <text:p text:style-name="P19">Le regard doit se porter dans les yeux de l’interlocuteur.</text:p>
      <text:p text:style-name="P19">Deux sortes de gestes à éviter : gestes parasites, croiser les bras, <text:span text:style-name="T9">signes de supériorité.</text:span></text:p>
      <text:p text:style-name="P20">Il faut sourire dès son arrivé <text:span text:style-name="T10">pour donner une bonne première impression, et montre motivation, </text:span><text:span text:style-name="T11">et montre sympathie.</text:span></text:p>
      <text:h text:style-name="Heading_20_2" text:outline-level="2">Limites de l’influence et de l’analyse</text:h>
      <text:h text:style-name="Heading_20_3" text:outline-level="3">Entre inné et acquis</text:h>
      <text:p text:style-name="P21">Les expressions faciales ne sont pas déterminées par la culture, mais elles sont universelles et biologiquement déterminées <text:span text:style-name="T12">par les expressions comme le dégoût</text:span><text:span text:style-name="T4">, haine, joie, etc</text:span>.</text:p>
      <text:p text:style-name="P22">75 % des gens reconnaissent en général les sentiments d’une personnes par son visage.</text:p>
      <text:p text:style-name="P23"><text:span text:style-name="T13">Pas 100 % car t</text:span>out le monde n’est pas <text:span text:style-name="T13">empathique,</text:span> apte à décrypter les sentiments par le biais de la communication non verbal et donc CNV pas une science exacte.</text:p>
      <text:p text:style-name="P23"/>
      <text:p text:style-name="P24">Les enfants apprennent à communiquer par mimétisme. <text:span text:style-name="T14">CNV dépend des cultures.</text:span></text:p>
      <text:p text:style-name="P25">La CNV est influencée par la culture.</text:p>
      <text:p text:style-name="P31">Les v<text:span text:style-name="T2">êtement dépendent entre autre des milieux sociaux → donc il faut connaître les code pour pouvoir donner l’image que l’on souhaite.</text:span></text:p>
      <text:p text:style-name="P31"/>
      <text:p text:style-name="P32">Ne pas correspondre aux critères physiques d’un pays peut <text:span text:style-name="T2">être un problème.</text:span></text:p>
      <text:h text:style-name="Heading_20_3" text:outline-level="3">Communication non verbale influencée par autrui</text:h>
      <text:p text:style-name="P33">Recherche scientifique → capteurs sur le visage de personnes discutant 2 par 2 face à face.</text:p>
      <text:p text:style-name="P33">→ les 2 personnes prennent les mimiques/<text:span text:style-name="T15">micro-expressions</text:span> de l’autre.</text:p>
      <text:p text:style-name="P33">→ <text:span text:style-name="T16">com non verbale influencée par celle des autres</text:span></text:p>
      <text:h text:style-name="Heading_20_3" text:outline-level="3"><text:soft-page-break/>Quelles influence sur les autres ?</text:h>
      <text:p text:style-name="P34">La communication verbale/non verbale a une influence sur la réception d’un message mais on ne sait pas évaluer cette influence.</text:p>
      <text:p text:style-name="P34"/>
      <text:p text:style-name="P35">Le contenu a plus d’importance pour ceux qui écoutent que la façon dont il est dit.</text:p>
      <text:h text:style-name="P26" text:outline-level="1">Analyse prudente de la CNV et du paraverbal</text:h>
      <text:h text:style-name="Heading_20_2" text:outline-level="2">Pseudoscience</text:h>
      <text:p text:style-name="P36">Pas toujours possible d’interpréter l’attitude et/ou l’expression de quelqu’un.</text:p>
      <text:p text:style-name="P37">On ne lit pas une personne comme un livre.</text:p>
      <text:h text:style-name="Heading_20_2" text:outline-level="2">Respect des normes et de sa personnalité</text:h>
      <text:p text:style-name="P38">On ne communique pas de la m<text:span text:style-name="T2">ême manière partout. </text:span><text:span text:style-name="T5">Il faut savoir s’adapt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3:51:57.141571516</meta:creation-date>
    <dc:date>2022-10-24T17:29:59.603573345</dc:date>
    <meta:editing-duration>PT1H34M51S</meta:editing-duration>
    <meta:editing-cycles>54</meta:editing-cycles>
    <meta:generator>LibreOffice/7.3.6.2$Linux_X86_64 LibreOffice_project/30$Build-2</meta:generator>
    <meta:document-statistic meta:table-count="0" meta:image-count="0" meta:object-count="0" meta:page-count="5" meta:paragraph-count="101" meta:word-count="932" meta:character-count="5707" meta:non-whitespace-character-count="4898"/>
  </office:meta>
</office:document-meta>
</file>